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b2b2b2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svg:stroke-color="#b2b2b2" draw:fill="solid" draw:fill-color="#eeeeee" draw:textarea-horizontal-align="justify" draw:textarea-vertical-align="middle" draw:auto-grow-height="false"/>
    </style:style>
    <style:style style:name="gr4" style:family="graphic" style:parent-style-name="standard">
      <style:graphic-properties svg:stroke-color="#336699" draw:textarea-horizontal-align="justify" draw:textarea-vertical-align="middle" draw:auto-grow-height="false"/>
    </style:style>
    <style:style style:name="gr5" style:family="graphic" style:parent-style-name="standard">
      <style:graphic-properties svg:stroke-color="#66cc00" draw:fill-color="#579d1c" draw:textarea-horizontal-align="justify" draw:textarea-vertical-align="middle" draw:auto-grow-height="false"/>
    </style:style>
    <style:style style:name="gr6" style:family="graphic" style:parent-style-name="standard">
      <style:graphic-properties svg:stroke-color="#99ff66" draw:fill="solid" draw:fill-color="#579d1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1" fo:font-size="12pt"/>
    </style:style>
    <style:style style:name="P3" style:family="paragraph">
      <style:text-properties fo:font-size="12pt"/>
    </style:style>
    <style:style style:name="P4" style:family="paragraph">
      <style:paragraph-properties fo:text-align="center"/>
      <style:text-properties fo:font-size="12pt"/>
    </style:style>
    <style:style style:name="T1" style:family="text">
      <style:text-properties style:font-name="Liberation Sans1" fo:font-size="12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4.181cm" svg:height="2.012cm" svg:x="1.228cm" svg:y="2.106cm">
            <text:p text:style-name="P1"><text:span text:style-name="T1">Swift cli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4.188cm" svg:height="2.017cm" svg:x="13.928cm" svg:y="1.762cm">
            <text:p text:style-name="P1"><text:span text:style-name="T1">Work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4.181cm" svg:height="2.012cm" svg:x="13.716cm" svg:y="1.947cm">
            <text:p text:style-name="P1"><text:span text:style-name="T1">Work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4.181cm" svg:height="2.012cm" svg:x="7.392cm" svg:y="2.159cm">
            <text:p text:style-name="P1"><text:span text:style-name="T1">Swift servic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1.985cm" svg:height="1.377cm" svg:x="5.408cm" svg:y="2.529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" draw:text-style-name="P3" draw:layer="layout" svg:width="1.985cm" svg:height="1.324cm" svg:x="11.573cm" svg:y="2.529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2" draw:layer="layout" svg:width="2.303cm" svg:height="1.906cm" svg:x="2.074cm" svg:y="4.699cm">
            <text:p text:style-name="P1"><text:span text:style-name="T1">Disk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3" draw:layer="layout" svg:width="0.689cm" svg:height="0.953cm" svg:x="2.974cm" svg:y="4.11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6" draw:text-style-name="P3" draw:layer="layout" svg:width="1.985cm" svg:height="0.689cm" svg:x="5.408cm" svg:y="2.9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" draw:text-style-name="P2" draw:layer="layout" svg:width="4.181cm" svg:height="2.012cm" svg:x="13.557cm" svg:y="2.159cm">
            <text:p text:style-name="P1"><text:span text:style-name="T1">Work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draw:layer="layout" svg:width="1.985cm" svg:height="0.689cm" svg:x="11.573cm" svg:y="2.82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g>
              <draw:custom-shape draw:style-name="gr1" draw:text-style-name="P4" draw:layer="layout" svg:width="1.773cm" svg:height="1.932cm" svg:x="18.817cm" svg:y="1.942cm">
                <text:p text:style-name="P1"><text:span text:style-name="T2">App</text:span></text:p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4" draw:layer="layout" svg:width="1.773cm" svg:height="1.932cm" svg:x="18.605cm" svg:y="2.053cm">
                <text:p text:style-name="P1"><text:span text:style-name="T2">App</text:span></text:p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1" draw:text-style-name="P4" draw:layer="layout" svg:width="1.773cm" svg:height="1.932cm" svg:x="18.367cm" svg:y="2.175cm">
              <text:p text:style-name="P1"><text:span text:style-name="T2">Ap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custom-shape draw:style-name="gr4" draw:text-style-name="P2" draw:layer="layout" svg:width="4.605cm" svg:height="1.906cm" svg:x="15.349cm" svg:y="4.752cm">
            <text:p text:style-name="P1"><text:span text:style-name="T1">Disk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3" draw:layer="layout" svg:width="0.689cm" svg:height="0.953cm" svg:x="16.256cm" svg:y="4.1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3" draw:layer="layout" svg:width="0.689cm" svg:height="0.953cm" svg:x="18.605cm" svg:y="4.106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" draw:text-style-name="P3" draw:layer="layout" svg:width="1.001cm" svg:height="0.768cm" svg:x="17.738cm" svg:y="2.773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14:55:21.112518504</meta:creation-date>
    <dc:date>2014-12-05T16:13:08.805620631</dc:date>
    <meta:editing-duration>PT1M50S</meta:editing-duration>
    <meta:editing-cycles>2</meta:editing-cycles>
    <meta:generator>LibreOffice/4.2.6.3$Linux_X86_64 LibreOffice_project/420m0$Build-3</meta:generator>
    <meta:document-statistic meta:object-count="21"/>
  </office:meta>
</office:document-meta>
</file>